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8329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8.811875cm"/>
    </style:style>
    <style:style style:name="co5" style:family="table-column">
      <style:table-column-properties fo:break-before="auto" style:column-width="8.59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1" table:style-name="ce7">
            <text:p>Sprint Backlog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Desenvolver protótipo no Figma para a seção de problemas resolvidos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Prototipação da área de problemas resolvidos<text:s/></text:p>
          </table:table-cell>
          <table:table-cell office:value-type="string" table:style-name="ce5">
            <text:p>Design completo do novo mapa interativo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US02</text:p>
          </table:table-cell>
          <table:table-cell office:value-type="float" office:value="4" table:style-name="ce9">
            <text:p>4</text:p>
          </table:table-cell>
          <table:table-cell office:value-type="string" table:style-name="ce8">
            <text:p>Desenvolver protótipo no Figma para campo de sugestões dos problemas mais comuns.</text:p>
          </table:table-cell>
          <table:table-cell office:value-type="string" table:style-name="ce9">
            <text:p>3h</text:p>
          </table:table-cell>
          <table:table-cell office:value-type="string" table:style-name="ce8">
            <text:p>Prototipação da área de <text:s/>problemas mais comums</text:p>
          </table:table-cell>
          <table:table-cell office:value-type="string" table:style-name="ce8">
            <text:p>Protótipo da área de problemas comun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3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Atualização do visual da página "Reportar"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Implementar melhorias estéticas na página "Reportar"</text:p>
          </table:table-cell>
          <table:table-cell office:value-type="string" table:style-name="ce4">
            <text:p>Páginas "Reportar" com visual atualizado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US04</text:p>
          </table:table-cell>
          <table:table-cell office:value-type="float" office:value="4" table:style-name="ce9">
            <text:p>4</text:p>
          </table:table-cell>
          <table:table-cell office:value-type="string" table:style-name="ce8">
            <text:p>Atualização da página "Contato".</text:p>
          </table:table-cell>
          <table:table-cell office:value-type="string" table:style-name="ce9">
            <text:p>1h</text:p>
          </table:table-cell>
          <table:table-cell office:value-type="string" table:style-name="ce8">
            <text:p>Atualizar informações na página "Contato"</text:p>
          </table:table-cell>
          <table:table-cell office:value-type="string" table:style-name="ce8">
            <text:p>Página "Contato" atualizad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US05</text:p>
          </table:table-cell>
          <table:table-cell office:value-type="float" office:value="4" table:style-name="ce9">
            <text:p>4</text:p>
          </table:table-cell>
          <table:table-cell office:value-type="string" table:style-name="ce8">
            <text:p>Alterações no nav-bar (link para início" e organização dos links).</text:p>
          </table:table-cell>
          <table:table-cell office:value-type="string" table:style-name="ce9">
            <text:p>3h</text:p>
          </table:table-cell>
          <table:table-cell office:value-type="string" table:style-name="ce8">
            <text:p>Nav-bar atualizado e links organizados</text:p>
          </table:table-cell>
          <table:table-cell office:value-type="string" table:style-name="ce8">
            <text:p>Menu Dropdown de links funciona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6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Implementação de histórico de chamada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Problemas resolvidos separados dos ainda não finalizados</text:p>
          </table:table-cell>
          <table:table-cell office:value-type="string" table:style-name="ce6">
            <text:p>Mapa interativo na aba "Reportar Problema"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Campo de sugestões sobre resolução dos problemas mais comuns na página de reportar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Desenvolvimento de um espaço onde sejam sugeridas possíveis soluções para os problemas mais comuns</text:p>
          </table:table-cell>
          <table:table-cell office:value-type="string" table:style-name="ce6">
            <text:p>Sugestões de solução de problemas implementad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Opções de input para o técnico realizar observações acerca da resolução d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Desenvolvimento de um espaço onde o técnico possa adicionar informações a respeito do resolvimento da O.S</text:p>
          </table:table-cell>
          <table:table-cell office:value-type="string" table:style-name="ce6">
            <text:p>Área exclusiva para comentários do técnic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Implementação de sugestões de usuário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mplementar resultados da consulta realizada com usuários</text:p>
          </table:table-cell>
          <table:table-cell office:value-type="string" table:style-name="ce6">
            <text:p>Sugestões implementadas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US10</text:p>
          </table:table-cell>
          <table:table-cell office:value-type="float" office:value="4" table:style-name="ce9">
            <text:p>4</text:p>
          </table:table-cell>
          <table:table-cell office:value-type="string" table:style-name="ce8">
            <text:p>Correção de bugs e melhoria de funcionalidades.</text:p>
          </table:table-cell>
          <table:table-cell office:value-type="string" table:style-name="ce9">
            <text:p>13h</text:p>
          </table:table-cell>
          <table:table-cell office:value-type="string" table:style-name="ce8">
            <text:p>Correção de bugs e todas as páginas funcionais</text:p>
          </table:table-cell>
          <table:table-cell office:value-type="string" table:style-name="ce8">
            <text:p>Aplicação livre de bug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Levantamento de requisitos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Compreender necessidades do cliente</text:p>
          </table:table-cell>
          <table:table-cell office:value-type="string" table:style-name="ce6">
            <text:p>Aprovação do proje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Montar e atualizar BurnDown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Finalizar o gráfico de BurnDown<text:s/></text:p>
          </table:table-cell>
          <table:table-cell office:value-type="string" table:style-name="ce4">
            <text:p>BurnDown fin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Montar e atualizar BackLog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Finalizar a tabela de Backlog</text:p>
          </table:table-cell>
          <table:table-cell office:value-type="string" table:style-name="ce4">
            <text:p>Backlog fin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Atualização da documentação no GitHub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Informações sobre o projeto atualizadas</text:p>
          </table:table-cell>
          <table:table-cell office:value-type="string" table:style-name="ce6">
            <text:p>GitHub atualizado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anciele Amancio</meta:initial-creator>
    <dc:creator>Franciele Amancio</dc:creator>
    <meta:creation-date>2022-11-06T21:36:48Z</meta:creation-date>
    <dc:date>2022-11-14T17:57:13Z</dc:date>
  </office:meta>
</office:document-meta>
</file>